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</office:automatic-styles>
  <office:body>
    <office:text>
      <text:p text:style-name="Heading 1">GMT (The Generic Mapping Tools)</text:p>
      <text:p text:style-name="Heading 2">About</text:p>
      <text:p text:style-name="Normal">GMT is a collection of tools that allow users to manipulate (x,y) and (x,y,z) data sets (including filtering, trend fitting, gridding, projecting, etc.) and produce Encapsulated PostScript File (EPS) illustrations ranging from simple x-y plots through contour maps to artificially illuminated surfaces and 3-D perspective views in black and white, gray tone, hachure patterns, and 24-bit color. </text:p>
      <text:p text:style-name="Normal">GMT supports many common map projections plus linear, log, and power scaling, and comes with support data such as coastlines, rivers, and political boundaries. </text:p>
      <text:p text:style-name="Normal">Homepage</text:p>
      <text:p text:style-name="Normal"><text:a xlink:href="http://gmt.soest.hawaii.edu/">http://gmt.soest.hawaii.edu</text:a> </text:p>
      <text:p text:style-name="Normal">License</text:p>
      <text:p text:style-name="Normal">GNU General Public License (GPL) version 2 </text:p>
      <text:p text:style-name="Heading 2">Documentation</text:p>
      <text:p text:style-name="Normal">Included on this LiveDVD are the GMT documentation (HTML and PDF), example scripts (including a low resolution worldwide coastline), tutorial (HTML and PDF), and data sets for the tutorial. </text:p>
      <text:p text:style-name="Normal">HTML and PDF documentation and tutorial can be found in <text:a xlink:href="file:///usr/share/doc/gmt/html/index.html">/usr/share/doc/gmt/html/</text:a>,<text:line-break/> examples can be found in <text:a xlink:href="file:///usr/share/doc/gmt-examples/examples/">/usr/share/doc/gmt-examples/examples/</text:a>,<text:line-break/> and tutorial data can be found in <text:a xlink:href="file:///usr/share/doc/gmt-tutorial/tutorial/">/usr/share/doc/gmt-tutorial/tutorial/</text:a>. </text:p>
      <text:p text:style-name="Normal">The low resolution coastline can be found in /usr/share/gmt/coast/. </text:p>
      <text:p text:style-name="Heading 3">Examples</text:p>
      <text:p text:style-name="Normal">There are 29 example jobs built in, and a script to run them all: </text:p>
      <text:p text:style-name="Normal">• Open a terminal </text:p>
      <text:p text:style-name="Plain Text"><text:line-break/>cp -r /usr/share/doc/gmt-examples/examples/ gmt-examples<text:line-break/>cd gmt-examples/<text:line-break/>./do_examples.sh<text:line-break/></text:p>
      <text:p text:style-name="Normal">[whiz .. bang .. whirl] </text:p>
      <text:p text:style-name="Normal">View results: (type 'q' to quit gv) </text:p>
      <text:p text:style-name="Plain Text"><text:line-break/>for PLOT in `find . -name *.ps` ; do<text:line-break/> <text:s text:c="2"/>echo "$PLOT"<text:line-break/> <text:s text:c="2"/>gv "$PLOT"<text:line-break/>done<text:line-break/>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Courier New"/>
    <style:font-face style:name="Liberation Sans" svg:font-family="Liberation Sans"/>
    <style:font-face style:name="Liberation Serif" svg:font-family="Liberation Serif"/>
  </office:font-face-decls>
  <office:styles>
    <style:style style:name="Heading 3" style:family="paragraph" style:parent-style-name="Normal" style:next-style-name="Normal">
      <style:paragraph-properties fo:margin-top="22pt" fo:margin-bottom="3pt" fo:keep-with-next="auto"/>
      <style:text-properties style:font-name="Liberation Sans" fo:font-size="12pt" fo:font-weight="bold"/>
    </style:style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Liberation Serif" fo:font-size="12pt" fo:font-weight="normal" fo:background-color="transparent"/>
    </style:style>
    <style:style style:name="Plain Text" style:family="paragraph" style:parent-style-name="Normal">
      <style:text-properties style:font-name="Courier New"/>
    </style:style>
    <style:style style:name="Heading 1" style:family="paragraph" style:parent-style-name="Normal" style:next-style-name="Normal">
      <style:paragraph-properties fo:margin-top="22pt" fo:margin-bottom="3pt" fo:keep-with-next="auto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 fo:keep-with-next="auto"/>
      <style:text-properties style:font-name="Liberation Sans" fo:font-size="14pt" fo:font-weight="bold"/>
    </style:style>
  </office:styles>
  <office:automatic-styles>
    <style:page-layout style:name="Standard">
      <style:page-layout-properties fo:page-width="210.000000mm" fo:page-height="297.000000mm" style:print-orientation="portrait" fo:margin-top="28.000000mm" fo:margin-bottom="28.000000mm" fo:margin-left="28.000000mm" fo:margin-right="28.000000m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